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77777" style:font-name="apple-system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77777" style:font-name="apple-system" fo:font-size="12pt" fo:letter-spacing="normal" fo:font-style="normal" fo:font-weight="normal" officeooo:rsid="000abba3" officeooo:paragraph-rsid="000abba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e181e" style:font-name="apple-system" fo:font-size="12pt" fo:letter-spacing="normal" fo:font-style="normal" fo:font-weight="normal" officeooo:rsid="000abba3" officeooo:paragraph-rsid="000abba3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aff0" style:font-name="apple-system" fo:font-size="12pt" fo:letter-spacing="normal" fo:font-style="normal" fo:font-weight="bold" officeooo:rsid="000abba3" officeooo:paragraph-rsid="000abba3"/>
    </style:style>
    <style:style style:name="P5" style:family="paragraph" style:parent-style-name="Text_20_body">
      <style:text-properties officeooo:rsid="000b5b19" officeooo:paragraph-rsid="000b5b19"/>
    </style:style>
    <style:style style:name="P6" style:family="paragraph" style:parent-style-name="Text_20_body">
      <style:text-properties officeooo:rsid="000e4293" officeooo:paragraph-rsid="000e4293"/>
    </style:style>
    <style:style style:name="P7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aff0" style:font-name="apple-system" fo:font-size="12pt" fo:letter-spacing="normal" fo:font-style="normal" fo:font-weight="bold" officeooo:rsid="000abba3" officeooo:paragraph-rsid="000abba3"/>
    </style:style>
    <style:style style:name="P8" style:family="paragraph" style:parent-style-name="Preformatted_20_Text">
      <loext:graphic-properties draw:fill="solid" draw:fill-color="#062b35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062b35" fo:padding="0cm" fo:border="none"/>
    </style:style>
    <style:style style:name="P9" style:family="paragraph" style:parent-style-name="Preformatted_20_Text">
      <loext:graphic-properties draw:fill="solid" draw:fill-color="#062b35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062b35" fo:padding="0cm" fo:border="none"/>
      <style:text-properties officeooo:paragraph-rsid="000c74a3"/>
    </style:style>
    <style:style style:name="T1" style:family="text">
      <style:text-properties officeooo:rsid="000abba3"/>
    </style:style>
    <style:style style:name="T2" style:family="text">
      <style:text-properties fo:font-variant="normal" fo:text-transform="none" fo:color="#ffffff" style:font-name="SFMono-Regular" fo:font-size="10.5pt" fo:letter-spacing="normal" fo:font-style="normal" fo:font-weight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have a </text:span>Raspberry Pi 4 Model B, <text:span text:style-name="T1">and it supports the Bluetooth 5.0. </text:span></text:p>
      <text:p text:style-name="P2"/>
      <text:p text:style-name="P3"><text:a xlink:type="simple" xlink:href="https://www.argenox.com/library/bluetooth-low-energy/using-raspberry-pi-ble/#installing-bluez-bluetooth-stack-on-the-raspberry-pi" text:style-name="Internet_20_link" text:visited-style-name="Visited_20_Internet_20_Link">https://www.argenox.com/library/bluetooth-low-energy/using-raspberry-pi-ble/#installing-bluez-bluetooth-stack-on-the-raspberry-pi</text:a></text:p>
      <text:p text:style-name="P3"/>
      <text:h text:style-name="P7" text:outline-level="2"><text:bookmark text:name="installing-bluez-bluetooth-stack-on-the-raspberry-pi"/>Installing BlueZ Bluetooth Stack on the Raspberry Pi</text:h>
      <text:p text:style-name="P4"/>
      <text:p text:style-name="P8"><text:span text:style-name="Source_20_Text"><text:span text:style-name="T2">wget http://www.kernel.org/pub/linux/bluetooth/bluez-5.50.tar.xz</text:span></text:span></text:p>
      <text:p text:style-name="P8"><text:span text:style-name="Source_20_Text"><text:span text:style-name="T2">tar xvf bluez-5.50.tar.xz</text:span></text:span></text:p>
      <text:p text:style-name="P8"><text:span text:style-name="Source_20_Text"><text:span text:style-name="T2"/></text:span></text:p>
      <text:p text:style-name="P8"><text:span text:style-name="Source_20_Text"><text:span text:style-name="T2">sudo apt-get update</text:span></text:span></text:p>
      <text:p text:style-name="P8"><text:span text:style-name="Source_20_Text"><text:span text:style-name="T2">sudo apt-get install -y libusb-dev libreadline-dev libglib2.0-dev libudev-dev libdbus-1-dev libical-dev</text:span></text:span></text:p>
      <text:p text:style-name="P8"><text:span text:style-name="Source_20_Text"><text:span text:style-name="T2">cd bluez-5.50</text:span></text:span></text:p>
      <text:p text:style-name="P8"><text:span text:style-name="Source_20_Text"><text:span text:style-name="T2">./configure --enable-library</text:span></text:span></text:p>
      <text:p text:style-name="P8"><text:span text:style-name="Source_20_Text"><text:span text:style-name="T2">make -j4</text:span></text:span></text:p>
      <text:p text:style-name="P9"><text:span text:style-name="Source_20_Text"><text:span text:style-name="T2">sudo make install</text:span></text:span></text:p>
      <text:p text:style-name="P8"><text:span text:style-name="Source_20_Text"><text:span text:style-name="T2">btmon -v</text:span></text:span></text:p>
      <text:p text:style-name="P8"><text:span text:style-name="Source_20_Text"><text:span text:style-name="T2">hciconfig</text:span></text:span></text:p>
      <text:p text:style-name="P8"><text:span text:style-name="Source_20_Text"><text:span text:style-name="T2">sudo hciconfig hci0 down</text:span></text:span></text:p>
      <text:p text:style-name="P8"><text:span text:style-name="Source_20_Text"><text:span text:style-name="T2">sudo hciconfig hci0 up</text:span></text:span></text:p>
      <text:p text:style-name="P8"><text:span text:style-name="Source_20_Text"><text:span text:style-name="T2">sudo hcitool -i hci0 lescan</text:span></text:span></text:p>
      <text:p text:style-name="P8"><text:span text:style-name="Source_20_Text"><text:span text:style-name="T2">sudo gatttool -i hci0 -b DB:F8:F9:65:59:15 -I -t random</text:span></text:span></text:p>
      <text:p text:style-name="P8"><text:span text:style-name="Source_20_Text"><text:span text:style-name="T2"/></text:span></text:p>
      <text:p text:style-name="Preformatted_20_Text"><text:span text:style-name="Source_20_Text"/></text:p>
      <text:p text:style-name="P5">The first command downloads the bluez 5.50. from the website as a tar.</text:p>
      <text:p text:style-name="P5">The second command unpacks it.</text:p>
      <text:p text:style-name="P5">Then we need an update and an upgrade.</text:p>
      <text:p text:style-name="P6">After that, we need to download a package.</text:p>
      <text:p text:style-name="P6">We configure the bluez as an enable library.</text:p>
      <text:p text:style-name="P6">Then we config the HCI.</text:p>
      <text:p text:style-name="P6">The following two commands are the shut down and the turn on.</text:p>
      <text:p text:style-name="P6">After that we scan the bluetooth things that are enable.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4:46:24.037525540</meta:creation-date>
    <dc:date>2022-05-06T16:11:34.236284309</dc:date>
    <meta:editing-duration>PT35M8S</meta:editing-duration>
    <meta:editing-cycles>1</meta:editing-cycles>
    <meta:document-statistic meta:table-count="0" meta:image-count="0" meta:object-count="0" meta:page-count="1" meta:paragraph-count="25" meta:word-count="145" meta:character-count="1035" meta:non-whitespace-character-count="915"/>
    <meta:generator>LibreOffice/6.1.5.2$Linux_ARM_EABI LibreOffice_project/10$Build-2</meta:generator>
  </office:meta>
</office:document-meta>
</file>